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20000000CC0E2F4FDF52C6DF9C.png" manifest:media-type="image/png"/>
  <manifest:file-entry manifest:full-path="Pictures/100010580000879200001508D21A14F0A9096EB5.svg" manifest:media-type="image/svg+xml"/>
  <manifest:file-entry manifest:full-path="Pictures/100002010000030000000300DD820B1D279DFB6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mil:type="miscShapeWipe" smil:subtype="bottom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2.6cm"/>
      <style:paragraph-properties style:writing-mode="lr-tb"/>
    </style:style>
    <style:style style:name="pr2" style:family="presentation" style:parent-style-name="BrightBlue-outline1">
      <style:graphic-properties fo:min-height="8.88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notes">
      <style:graphic-properties draw:fill-color="#ffffff" draw:auto-grow-height="true" fo:min-height="14cm"/>
      <style:paragraph-properties style:writing-mode="lr-tb"/>
    </style:style>
    <style:style style:name="pr5" style:family="presentation" style:parent-style-name="BrightBlue-title">
      <style:graphic-properties fo:min-height="2.81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xml:id="id1" draw:id="id1">
        <office:forms form:automatic-focus="false" form:apply-design-mode="false"/>
        <draw:frame presentation:style-name="pr1" draw:text-style-name="P1" draw:layer="layout" svg:width="19.5cm" svg:height="2.6cm" svg:x="1.4cm" svg:y="0.6cm" presentation:class="title">
          <draw:text-box>
            <text:p xml:id="id2" text:id="id2">What is Python?</text:p>
          </draw:text-box>
        </draw:frame>
        <draw:frame presentation:style-name="pr2" draw:text-style-name="P1" draw:layer="layout" svg:width="25.2cm" svg:height="9.134cm" svg:x="1.4cm" svg:y="3.8cm" presentation:class="outline">
          <draw:text-box>
            <text:list text:style-name="L2">
              <text:list-item>
                <text:p xml:id="id3" text:id="id3">Python is a popular programming language. It was created by Guido van Rossum, and released in 1991.</text:p>
              </text:list-item>
            </text:list>
            <text:p/>
            <text:p xml:id="id4" text:id="id4">It is used for:</text:p>
            <text:p/>
            <text:list text:continue-numbering="true" text:style-name="L2">
              <text:list-item>
                <text:p xml:id="id5" text:id="id5"><text:s text:c="4"/>web development (server-side),</text:p>
              </text:list-item>
              <text:list-item>
                <text:p xml:id="id6" text:id="id6"><text:s text:c="4"/>software development,</text:p>
              </text:list-item>
              <text:list-item>
                <text:p xml:id="id7" text:id="id7"><text:s text:c="4"/>mathematics,</text:p>
              </text:list-item>
              <text:list-item>
                <text:p xml:id="id8" text:id="id8"><text:s text:c="4"/>system scripting.</text:p>
              </text:list-item>
            </text:list>
            <text:p/>
          </draw:text-box>
        </draw:frame>
        <anim:par presentation:node-type="timing-root">
          <anim:par smil:begin="id1.begin">
            <anim:transitionFilter smil:dur="2s" smil:type="miscShapeWipe" smil:subtype="bottomRight"/>
          </anim:par>
          <anim:seq presentation:node-type="main-sequence">
            <anim:par smil:begin="next">
              <anim:par smil:begin="0s">
                <anim:par smil:begin="0s" smil:fill="hold" presentation:node-type="on-click" presentation:preset-class="entrance" presentation:preset-id="ooo-entrance-unfold" presentation:text-only="true">
                  <anim:set smil:begin="0s" smil:dur="0.001s" smil:fill="hold" smil:targetElement="id2" anim:sub-item="text" smil:attributeName="visibility" smil:to="visible"/>
                  <anim:transitionFilter smil:dur="1s" smil:targetElement="id2" anim:sub-item="text" smil:type="fade" smil:subtype="crossfade"/>
                  <anim:animate smil:dur="1s" smil:fill="hold" smil:targetElement="id2" anim:sub-item="text" smil:attributeName="x" smil:values="x-.1;x" smil:keyTimes="0;1"/>
                  <anim:animate smil:dur="1s" smil:fill="hold" smil:targetElement="id2"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3" anim:sub-item="text" smil:attributeName="visibility" smil:to="visible"/>
                  <anim:transitionFilter smil:dur="1s" smil:targetElement="id3" anim:sub-item="text" smil:type="fade" smil:subtype="crossfade"/>
                  <anim:animate smil:dur="1s" smil:fill="hold" smil:targetElement="id3" anim:sub-item="text" smil:attributeName="x" smil:values="x-.1;x" smil:keyTimes="0;1"/>
                  <anim:animate smil:dur="1s" smil:fill="hold" smil:targetElement="id3"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1;x" smil:keyTimes="0;1"/>
                  <anim:animate smil:dur="1s" smil:fill="hold" smil:targetElement="id4"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5" anim:sub-item="text" smil:attributeName="visibility" smil:to="visible"/>
                  <anim:transitionFilter smil:dur="1s" smil:targetElement="id5" anim:sub-item="text" smil:type="fade" smil:subtype="crossfade"/>
                  <anim:animate smil:dur="1s" smil:fill="hold" smil:targetElement="id5" anim:sub-item="text" smil:attributeName="x" smil:values="x-.1;x" smil:keyTimes="0;1"/>
                  <anim:animate smil:dur="1s" smil:fill="hold" smil:targetElement="id5"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6" anim:sub-item="text" smil:attributeName="visibility" smil:to="visible"/>
                  <anim:transitionFilter smil:dur="1s" smil:targetElement="id6" anim:sub-item="text" smil:type="fade" smil:subtype="crossfade"/>
                  <anim:animate smil:dur="1s" smil:fill="hold" smil:targetElement="id6" anim:sub-item="text" smil:attributeName="x" smil:values="x-.1;x" smil:keyTimes="0;1"/>
                  <anim:animate smil:dur="1s" smil:fill="hold" smil:targetElement="id6"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7" anim:sub-item="text" smil:attributeName="visibility" smil:to="visible"/>
                  <anim:transitionFilter smil:dur="1s" smil:targetElement="id7" anim:sub-item="text" smil:type="fade" smil:subtype="crossfade"/>
                  <anim:animate smil:dur="1s" smil:fill="hold" smil:targetElement="id7" anim:sub-item="text" smil:attributeName="x" smil:values="x-.1;x" smil:keyTimes="0;1"/>
                  <anim:animate smil:dur="1s" smil:fill="hold" smil:targetElement="id7"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8" anim:sub-item="text" smil:attributeName="visibility" smil:to="visible"/>
                  <anim:transitionFilter smil:dur="1s" smil:targetElement="id8" anim:sub-item="text" smil:type="fade" smil:subtype="crossfade"/>
                  <anim:animate smil:dur="1s" smil:fill="hold" smil:targetElement="id8" anim:sub-item="text" smil:attributeName="x" smil:values="x-.1;x" smil:keyTimes="0;1"/>
                  <anim:animate smil:dur="1s" smil:fill="hold" smil:targetElement="id8" anim:sub-item="text" smil:attributeName="y" smil:values="y;y" smil:keyTimes="0;1"/>
                  <anim:audio xlink:href="../../../../usr/lib/libreoffice/share/gallery/sounds/apert.wav"/>
                </anim:par>
              </anim:par>
            </anim:par>
          </anim:seq>
        </anim:par>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1" xml:id="id9" draw:id="id9">
        <office:forms form:automatic-focus="false" form:apply-design-mode="false"/>
        <draw:frame presentation:style-name="pr1" draw:text-style-name="P1" draw:layer="layout" svg:width="19.5cm" svg:height="2.6cm" svg:x="1.4cm" svg:y="0.6cm" presentation:class="title">
          <draw:text-box>
            <text:p xml:id="id10" text:id="id10">What can Python do?</text:p>
          </draw:text-box>
        </draw:frame>
        <draw:frame presentation:style-name="pr2" draw:text-style-name="P1" draw:layer="layout" svg:width="25.2cm" svg:height="9.134cm" svg:x="1.4cm" svg:y="3.8cm" presentation:class="outline">
          <draw:text-box>
            <text:list text:style-name="L2">
              <text:list-item>
                <text:p xml:id="id11" text:id="id11"><text:s text:c="4"/>Python can be used on a server to create web applications.</text:p>
              </text:list-item>
              <text:list-item>
                <text:p xml:id="id12" text:id="id12"><text:s text:c="4"/>Python can be used alongside software to create workflows.</text:p>
              </text:list-item>
              <text:list-item>
                <text:p xml:id="id13" text:id="id13"><text:s text:c="4"/>Python can connect to database systems. It can also read and modify files.</text:p>
              </text:list-item>
              <text:list-item>
                <text:p xml:id="id14" text:id="id14"><text:s text:c="4"/>Python can be used to handle big data and perform complex mathematics.</text:p>
              </text:list-item>
              <text:list-item>
                <text:p xml:id="id15" text:id="id15"><text:s text:c="4"/>Python can be used for rapid prototyping, or for production-ready software development.</text:p>
              </text:list-item>
            </text:list>
          </draw:text-box>
        </draw:frame>
        <anim:par presentation:node-type="timing-root">
          <anim:par smil:begin="id9.begin">
            <anim:transitionFilter smil:dur="2s" smil:type="miscShapeWipe" smil:subtype="bottomRight"/>
          </anim:par>
          <anim:seq presentation:node-type="main-sequence">
            <anim:par smil:begin="next">
              <anim:par smil:begin="0s">
                <anim:par smil:begin="0s" smil:fill="hold" presentation:node-type="on-click" presentation:preset-class="entrance" presentation:preset-id="ooo-entrance-unfold" presentation:text-only="true">
                  <anim:set smil:begin="0s" smil:dur="0.001s" smil:fill="hold" smil:targetElement="id10" anim:sub-item="text" smil:attributeName="visibility" smil:to="visible"/>
                  <anim:transitionFilter smil:dur="1s" smil:targetElement="id10" anim:sub-item="text" smil:type="fade" smil:subtype="crossfade"/>
                  <anim:animate smil:dur="1s" smil:fill="hold" smil:targetElement="id10" anim:sub-item="text" smil:attributeName="x" smil:values="x-.1;x" smil:keyTimes="0;1"/>
                  <anim:animate smil:dur="1s" smil:fill="hold" smil:targetElement="id10"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1" anim:sub-item="text" smil:attributeName="visibility" smil:to="visible"/>
                  <anim:transitionFilter smil:dur="1s" smil:targetElement="id11" anim:sub-item="text" smil:type="fade" smil:subtype="crossfade"/>
                  <anim:animate smil:dur="1s" smil:fill="hold" smil:targetElement="id11" anim:sub-item="text" smil:attributeName="x" smil:values="x-.1;x" smil:keyTimes="0;1"/>
                  <anim:animate smil:dur="1s" smil:fill="hold" smil:targetElement="id11"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2" anim:sub-item="text" smil:attributeName="visibility" smil:to="visible"/>
                  <anim:transitionFilter smil:dur="1s" smil:targetElement="id12" anim:sub-item="text" smil:type="fade" smil:subtype="crossfade"/>
                  <anim:animate smil:dur="1s" smil:fill="hold" smil:targetElement="id12" anim:sub-item="text" smil:attributeName="x" smil:values="x-.1;x" smil:keyTimes="0;1"/>
                  <anim:animate smil:dur="1s" smil:fill="hold" smil:targetElement="id12"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3" anim:sub-item="text" smil:attributeName="visibility" smil:to="visible"/>
                  <anim:transitionFilter smil:dur="1s" smil:targetElement="id13" anim:sub-item="text" smil:type="fade" smil:subtype="crossfade"/>
                  <anim:animate smil:dur="1s" smil:fill="hold" smil:targetElement="id13" anim:sub-item="text" smil:attributeName="x" smil:values="x-.1;x" smil:keyTimes="0;1"/>
                  <anim:animate smil:dur="1s" smil:fill="hold" smil:targetElement="id13"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4" anim:sub-item="text" smil:attributeName="visibility" smil:to="visible"/>
                  <anim:transitionFilter smil:dur="1s" smil:targetElement="id14" anim:sub-item="text" smil:type="fade" smil:subtype="crossfade"/>
                  <anim:animate smil:dur="1s" smil:fill="hold" smil:targetElement="id14" anim:sub-item="text" smil:attributeName="x" smil:values="x-.1;x" smil:keyTimes="0;1"/>
                  <anim:animate smil:dur="1s" smil:fill="hold" smil:targetElement="id14"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5" anim:sub-item="text" smil:attributeName="visibility" smil:to="visible"/>
                  <anim:transitionFilter smil:dur="1s" smil:targetElement="id15" anim:sub-item="text" smil:type="fade" smil:subtype="crossfade"/>
                  <anim:animate smil:dur="1s" smil:fill="hold" smil:targetElement="id15" anim:sub-item="text" smil:attributeName="x" smil:values="x-.1;x" smil:keyTimes="0;1"/>
                  <anim:animate smil:dur="1s" smil:fill="hold" smil:targetElement="id15" anim:sub-item="text" smil:attributeName="y" smil:values="y;y" smil:keyTimes="0;1"/>
                  <anim:audio xlink:href="../../../../usr/lib/libreoffice/share/gallery/sounds/apert.wav"/>
                </anim:par>
              </anim:par>
            </anim:par>
          </anim:seq>
        </anim:par>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1T1" xml:id="id16" draw:id="id16">
        <office:forms form:automatic-focus="false" form:apply-design-mode="false"/>
        <draw:frame presentation:style-name="pr1" draw:text-style-name="P1" draw:layer="layout" svg:width="19.5cm" svg:height="2.6cm" svg:x="1.4cm" svg:y="0.6cm" presentation:class="title">
          <draw:text-box>
            <text:p xml:id="id17" text:id="id17">Why Python?</text:p>
          </draw:text-box>
        </draw:frame>
        <draw:frame presentation:style-name="pr2" draw:text-style-name="P1" draw:layer="layout" svg:width="25.2cm" svg:height="9.134cm" svg:x="1.4cm" svg:y="3.8cm" presentation:class="outline" presentation:user-transformed="true">
          <draw:text-box>
            <text:list text:style-name="L2">
              <text:list-item>
                <text:p xml:id="id18" text:id="id18"><text:s text:c="4"/>Python works on different platforms (Windows, Mac, Linux, Raspberry Pi, etc).</text:p>
              </text:list-item>
              <text:list-item>
                <text:p xml:id="id19" text:id="id19"><text:s text:c="4"/>Python has a simple syntax similar to the English language.</text:p>
              </text:list-item>
              <text:list-item>
                <text:p xml:id="id20" text:id="id20"><text:s text:c="4"/>Python has syntax that allows developers to write programs with fewer lines than some other programming languages.</text:p>
              </text:list-item>
              <text:list-item>
                <text:p xml:id="id21" text:id="id21"><text:s text:c="4"/>Python runs on an interpreter system, meaning that code can be executed as soon as it is written. This means that prototyping can be very quick.</text:p>
              </text:list-item>
              <text:list-item>
                <text:p xml:id="id22" text:id="id22"><text:s text:c="4"/>Python can be treated in a procedural way, an object-oriented way or a functional way.</text:p>
              </text:list-item>
            </text:list>
          </draw:text-box>
        </draw:frame>
        <anim:par presentation:node-type="timing-root">
          <anim:par smil:begin="id16.begin">
            <anim:transitionFilter smil:dur="2s" smil:type="miscShapeWipe" smil:subtype="bottomRight"/>
          </anim:par>
          <anim:seq presentation:node-type="main-sequence">
            <anim:par smil:begin="next">
              <anim:par smil:begin="0s">
                <anim:par smil:begin="0s" smil:fill="hold" presentation:node-type="on-click" presentation:preset-class="entrance" presentation:preset-id="ooo-entrance-unfold" presentation:text-only="true">
                  <anim:set smil:begin="0s" smil:dur="0.001s" smil:fill="hold" smil:targetElement="id17" anim:sub-item="text" smil:attributeName="visibility" smil:to="visible"/>
                  <anim:transitionFilter smil:dur="1s" smil:targetElement="id17" anim:sub-item="text" smil:type="fade" smil:subtype="crossfade"/>
                  <anim:animate smil:dur="1s" smil:fill="hold" smil:targetElement="id17" anim:sub-item="text" smil:attributeName="x" smil:values="x-.1;x" smil:keyTimes="0;1"/>
                  <anim:animate smil:dur="1s" smil:fill="hold" smil:targetElement="id17"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8" anim:sub-item="text" smil:attributeName="visibility" smil:to="visible"/>
                  <anim:transitionFilter smil:dur="1s" smil:targetElement="id18" anim:sub-item="text" smil:type="fade" smil:subtype="crossfade"/>
                  <anim:animate smil:dur="1s" smil:fill="hold" smil:targetElement="id18" anim:sub-item="text" smil:attributeName="x" smil:values="x-.1;x" smil:keyTimes="0;1"/>
                  <anim:animate smil:dur="1s" smil:fill="hold" smil:targetElement="id18"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19" anim:sub-item="text" smil:attributeName="visibility" smil:to="visible"/>
                  <anim:transitionFilter smil:dur="1s" smil:targetElement="id19" anim:sub-item="text" smil:type="fade" smil:subtype="crossfade"/>
                  <anim:animate smil:dur="1s" smil:fill="hold" smil:targetElement="id19" anim:sub-item="text" smil:attributeName="x" smil:values="x-.1;x" smil:keyTimes="0;1"/>
                  <anim:animate smil:dur="1s" smil:fill="hold" smil:targetElement="id19"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20" anim:sub-item="text" smil:attributeName="visibility" smil:to="visible"/>
                  <anim:transitionFilter smil:dur="1s" smil:targetElement="id20" anim:sub-item="text" smil:type="fade" smil:subtype="crossfade"/>
                  <anim:animate smil:dur="1s" smil:fill="hold" smil:targetElement="id20" anim:sub-item="text" smil:attributeName="x" smil:values="x-.1;x" smil:keyTimes="0;1"/>
                  <anim:animate smil:dur="1s" smil:fill="hold" smil:targetElement="id20"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21" anim:sub-item="text" smil:attributeName="visibility" smil:to="visible"/>
                  <anim:transitionFilter smil:dur="1s" smil:targetElement="id21" anim:sub-item="text" smil:type="fade" smil:subtype="crossfade"/>
                  <anim:animate smil:dur="1s" smil:fill="hold" smil:targetElement="id21" anim:sub-item="text" smil:attributeName="x" smil:values="x-.1;x" smil:keyTimes="0;1"/>
                  <anim:animate smil:dur="1s" smil:fill="hold" smil:targetElement="id21"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22" anim:sub-item="text" smil:attributeName="visibility" smil:to="visible"/>
                  <anim:transitionFilter smil:dur="1s" smil:targetElement="id22" anim:sub-item="text" smil:type="fade" smil:subtype="crossfade"/>
                  <anim:animate smil:dur="1s" smil:fill="hold" smil:targetElement="id22" anim:sub-item="text" smil:attributeName="x" smil:values="x-.1;x" smil:keyTimes="0;1"/>
                  <anim:animate smil:dur="1s" smil:fill="hold" smil:targetElement="id22" anim:sub-item="text" smil:attributeName="y" smil:values="y;y" smil:keyTimes="0;1"/>
                  <anim:audio xlink:href="../../../../usr/lib/libreoffice/share/gallery/sounds/apert.wav"/>
                </anim:par>
              </anim:par>
            </anim:par>
          </anim:seq>
        </anim:par>
        <presentation:notes draw:style-name="dp2">
          <office:forms form:automatic-focus="false" form:apply-design-mode="false"/>
          <draw:page-thumbnail draw:style-name="gr1"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1T1" xml:id="id23" draw:id="id23">
        <office:forms form:automatic-focus="false" form:apply-design-mode="false"/>
        <draw:frame presentation:style-name="pr1" draw:text-style-name="P1" draw:layer="layout" svg:width="19.5cm" svg:height="2.6cm" svg:x="1.4cm" svg:y="0.6cm" presentation:class="title">
          <draw:text-box>
            <text:p xml:id="id24" text:id="id24">Good to know</text:p>
          </draw:text-box>
        </draw:frame>
        <draw:frame presentation:style-name="pr2" draw:text-style-name="P1" draw:layer="layout" svg:width="25.2cm" svg:height="9.134cm" svg:x="1.4cm" svg:y="3.8cm" presentation:class="outline" presentation:user-transformed="true">
          <draw:text-box>
            <text:list text:style-name="L2">
              <text:list-item>
                <text:p xml:id="id25" text:id="id25"><text:s text:c="4"/>The most recent major version of Python is Python 3, which we shall be using in this tutorial. However, Python 2, although not being updated with anything other than security updates, is still quite popular.</text:p>
              </text:list-item>
              <text:list-item>
                <text:p xml:id="id26" text:id="id26"><text:s text:c="4"/>In this tutorial Python will be written in a text editor. It is possible to write Python in an Integrated Development Environment, such as Thonny, Pycharm, Netbeans or Eclipse which are particularly useful when managing larger collections of Python files.</text:p>
              </text:list-item>
            </text:list>
          </draw:text-box>
        </draw:frame>
        <anim:par presentation:node-type="timing-root">
          <anim:par smil:begin="id23.begin">
            <anim:transitionFilter smil:dur="2s" smil:type="miscShapeWipe" smil:subtype="bottomRight"/>
          </anim:par>
          <anim:seq presentation:node-type="main-sequence">
            <anim:par smil:begin="next">
              <anim:par smil:begin="0s">
                <anim:par smil:begin="0s" smil:fill="hold" presentation:node-type="on-click" presentation:preset-class="entrance" presentation:preset-id="ooo-entrance-unfold" presentation:text-only="true">
                  <anim:set smil:begin="0s" smil:dur="0.001s" smil:fill="hold" smil:targetElement="id24" anim:sub-item="text" smil:attributeName="visibility" smil:to="visible"/>
                  <anim:transitionFilter smil:dur="1s" smil:targetElement="id24" anim:sub-item="text" smil:type="fade" smil:subtype="crossfade"/>
                  <anim:animate smil:dur="1s" smil:fill="hold" smil:targetElement="id24" anim:sub-item="text" smil:attributeName="x" smil:values="x-.1;x" smil:keyTimes="0;1"/>
                  <anim:animate smil:dur="1s" smil:fill="hold" smil:targetElement="id24"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25" anim:sub-item="text" smil:attributeName="visibility" smil:to="visible"/>
                  <anim:transitionFilter smil:dur="1s" smil:targetElement="id25" anim:sub-item="text" smil:type="fade" smil:subtype="crossfade"/>
                  <anim:animate smil:dur="1s" smil:fill="hold" smil:targetElement="id25" anim:sub-item="text" smil:attributeName="x" smil:values="x-.1;x" smil:keyTimes="0;1"/>
                  <anim:animate smil:dur="1s" smil:fill="hold" smil:targetElement="id25" anim:sub-item="text" smil:attributeName="y" smil:values="y;y" smil:keyTimes="0;1"/>
                  <anim:audio xlink:href="../../../../usr/lib/libreoffice/share/gallery/sounds/apert.wav"/>
                </anim:par>
              </anim:par>
            </anim:par>
            <anim:par smil:begin="next">
              <anim:par smil:begin="0s">
                <anim:par smil:begin="0s" smil:fill="hold" presentation:node-type="on-click" presentation:preset-class="entrance" presentation:preset-id="ooo-entrance-unfold" presentation:text-only="true">
                  <anim:set smil:begin="0s" smil:dur="0.001s" smil:fill="hold" smil:targetElement="id26" anim:sub-item="text" smil:attributeName="visibility" smil:to="visible"/>
                  <anim:transitionFilter smil:dur="1s" smil:targetElement="id26" anim:sub-item="text" smil:type="fade" smil:subtype="crossfade"/>
                  <anim:animate smil:dur="1s" smil:fill="hold" smil:targetElement="id26" anim:sub-item="text" smil:attributeName="x" smil:values="x-.1;x" smil:keyTimes="0;1"/>
                  <anim:animate smil:dur="1s" smil:fill="hold" smil:targetElement="id26" anim:sub-item="text" smil:attributeName="y" smil:values="y;y" smil:keyTimes="0;1"/>
                  <anim:audio xlink:href="../../../../usr/lib/libreoffice/share/gallery/sounds/apert.wav"/>
                </anim:par>
              </anim:par>
            </anim:par>
          </anim:seq>
        </anim:par>
        <presentation:notes draw:style-name="dp2">
          <office:forms form:automatic-focus="false" form:apply-design-mode="false"/>
          <draw:page-thumbnail draw:style-name="gr1"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1T1" xml:id="id27" draw:id="id27">
        <office:forms form:automatic-focus="false" form:apply-design-mode="false"/>
        <draw:frame presentation:style-name="pr5" draw:text-style-name="P1" draw:layer="layout" svg:width="19.5cm" svg:height="2.813cm" svg:x="1.4cm" svg:y="0.494cm" presentation:class="title" presentation:user-transformed="true">
          <draw:text-box>
            <text:p xml:id="id28" text:id="id28">Python Syntax compared to other programming languages</text:p>
          </draw:text-box>
        </draw:frame>
        <draw:frame presentation:style-name="pr2" draw:text-style-name="P1" draw:layer="layout" svg:width="25.2cm" svg:height="9.134cm" svg:x="1.4cm" svg:y="3.8cm" presentation:class="outline" presentation:user-transformed="true">
          <draw:text-box>
            <text:list text:style-name="L2">
              <text:list-item>
                <text:p xml:id="id29" text:id="id29"><text:s text:c="4"/>Python was designed for readability, and has some similarities to the English language with influence from mathematics.</text:p>
              </text:list-item>
              <text:list-item>
                <text:p xml:id="id30" text:id="id30"><text:s text:c="4"/>Python uses new lines to complete a command, as opposed to other programming languages which often use semicolons or parentheses.</text:p>
              </text:list-item>
              <text:list-item>
                <text:p xml:id="id31" text:id="id31"><text:s text:c="4"/>Python relies on indentation, using whitespace, to define scope; such as the scope of loops, functions and classes. Other programming languages often use curly-brackets for this purpose.</text:p>
              </text:list-item>
            </text:list>
          </draw:text-box>
        </draw:frame>
        <anim:par presentation:node-type="timing-root">
          <anim:par smil:begin="id27.begin">
            <anim:transitionFilter smil:dur="2s" smil:type="miscShapeWipe" smil:subtype="bottomRight"/>
          </anim:par>
          <anim:seq presentation:node-type="main-sequence">
            <anim:par smil:begin="next">
              <anim:par smil:begin="0s">
                <anim:par smil:begin="0s" smil:fill="hold" presentation:text-only="true" presentation:node-type="on-click" presentation:preset-class="entrance" presentation:preset-id="ooo-entrance-unfold">
                  <anim:set smil:begin="0s" smil:dur="0.001s" smil:fill="hold" smil:targetElement="id28" anim:sub-item="text" smil:attributeName="visibility" smil:to="visible"/>
                  <anim:transitionFilter smil:dur="1s" smil:targetElement="id28" anim:sub-item="text" smil:type="fade" smil:subtype="crossfade"/>
                  <anim:animate smil:dur="1s" smil:fill="hold" smil:targetElement="id28" anim:sub-item="text" smil:attributeName="x" smil:values="x-.1;x" smil:keyTimes="0;1"/>
                  <anim:animate smil:dur="1s" smil:fill="hold" smil:targetElement="id28" anim:sub-item="text" smil:attributeName="y" smil:values="y;y" smil:keyTimes="0;1"/>
                  <anim:audio xlink:href="../../../../usr/lib/libreoffice/share/gallery/sounds/apert.wav"/>
                </anim:par>
              </anim:par>
            </anim:par>
            <anim:par smil:begin="next">
              <anim:par smil:begin="0s">
                <anim:par smil:begin="0s" smil:fill="hold" presentation:text-only="true" presentation:node-type="on-click" presentation:preset-class="entrance" presentation:preset-id="ooo-entrance-unfold">
                  <anim:set smil:begin="0s" smil:dur="0.001s" smil:fill="hold" smil:targetElement="id29" anim:sub-item="text" smil:attributeName="visibility" smil:to="visible"/>
                  <anim:transitionFilter smil:dur="1s" smil:targetElement="id29" anim:sub-item="text" smil:type="fade" smil:subtype="crossfade"/>
                  <anim:animate smil:dur="1s" smil:fill="hold" smil:targetElement="id29" anim:sub-item="text" smil:attributeName="x" smil:values="x-.1;x" smil:keyTimes="0;1"/>
                  <anim:animate smil:dur="1s" smil:fill="hold" smil:targetElement="id29" anim:sub-item="text" smil:attributeName="y" smil:values="y;y" smil:keyTimes="0;1"/>
                  <anim:audio xlink:href="../../../../usr/lib/libreoffice/share/gallery/sounds/apert.wav"/>
                </anim:par>
              </anim:par>
            </anim:par>
            <anim:par smil:begin="next">
              <anim:par smil:begin="0s">
                <anim:par smil:begin="0s" smil:fill="hold" presentation:text-only="true" presentation:node-type="on-click" presentation:preset-class="entrance" presentation:preset-id="ooo-entrance-unfold">
                  <anim:set smil:begin="0s" smil:dur="0.001s" smil:fill="hold" smil:targetElement="id30" anim:sub-item="text" smil:attributeName="visibility" smil:to="visible"/>
                  <anim:transitionFilter smil:dur="1s" smil:targetElement="id30" anim:sub-item="text" smil:type="fade" smil:subtype="crossfade"/>
                  <anim:animate smil:dur="1s" smil:fill="hold" smil:targetElement="id30" anim:sub-item="text" smil:attributeName="x" smil:values="x-.1;x" smil:keyTimes="0;1"/>
                  <anim:animate smil:dur="1s" smil:fill="hold" smil:targetElement="id30" anim:sub-item="text" smil:attributeName="y" smil:values="y;y" smil:keyTimes="0;1"/>
                  <anim:audio xlink:href="../../../../usr/lib/libreoffice/share/gallery/sounds/apert.wav"/>
                </anim:par>
              </anim:par>
            </anim:par>
            <anim:par smil:begin="next">
              <anim:par smil:begin="0s">
                <anim:par smil:begin="0s" smil:fill="hold" presentation:text-only="true" presentation:node-type="on-click" presentation:preset-class="entrance" presentation:preset-id="ooo-entrance-unfold">
                  <anim:set smil:begin="0s" smil:dur="0.001s" smil:fill="hold" smil:targetElement="id31" anim:sub-item="text" smil:attributeName="visibility" smil:to="visible"/>
                  <anim:transitionFilter smil:dur="1s" smil:targetElement="id31" anim:sub-item="text" smil:type="fade" smil:subtype="crossfade"/>
                  <anim:animate smil:dur="1s" smil:fill="hold" smil:targetElement="id31" anim:sub-item="text" smil:attributeName="x" smil:values="x-.1;x" smil:keyTimes="0;1"/>
                  <anim:animate smil:dur="1s" smil:fill="hold" smil:targetElement="id31" anim:sub-item="text" smil:attributeName="y" smil:values="y;y" smil:keyTimes="0;1"/>
                  <anim:audio xlink:href="../../../../usr/lib/libreoffice/share/gallery/sounds/apert.wav"/>
                </anim:par>
              </anim:par>
            </anim:par>
          </anim:seq>
        </anim:par>
        <presentation:notes draw:style-name="dp2">
          <office:forms form:automatic-focus="false" form:apply-design-mode="false"/>
          <draw:page-thumbnail draw:style-name="gr1"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30000000300DD820B1D279DFB64.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E2F4FDF52C6DF9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5</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9:45:03.617868842</meta:creation-date>
    <meta:editing-duration>PT5M27S</meta:editing-duration>
    <meta:editing-cycles>2</meta:editing-cycles>
    <meta:generator>LibreOffice/6.4.6.2$Linux_X86_64 LibreOffice_project/40$Build-2</meta:generator>
    <dc:title>Bright Blue</dc:title>
    <dc:date>2021-02-09T19:50:26.599469525</dc:date>
    <meta:document-statistic meta:object-count="42"/>
  </office:meta>
</office:document-meta>
</file>